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94947"/>
    </style:style>
    <style:style style:name="P3" style:family="paragraph" style:parent-style-name="Standard">
      <style:text-properties officeooo:paragraph-rsid="001a4a70"/>
    </style:style>
    <style:style style:name="P4" style:family="paragraph" style:parent-style-name="Standard">
      <style:text-properties style:font-name="DejaVu Sans" officeooo:rsid="001a4a70" officeooo:paragraph-rsid="001a4a70"/>
    </style:style>
    <style:style style:name="P5" style:family="paragraph" style:parent-style-name="Standard">
      <style:text-properties style:font-name="DejaVu Sans" officeooo:rsid="001a4a70" officeooo:paragraph-rsid="002d1bd2"/>
    </style:style>
    <style:style style:name="P6" style:family="paragraph" style:parent-style-name="Standard">
      <style:text-properties officeooo:rsid="001a4a70" officeooo:paragraph-rsid="002d1bd2"/>
    </style:style>
    <style:style style:name="P7" style:family="paragraph" style:parent-style-name="Standard">
      <style:text-properties style:font-name="DejaVu Sans" officeooo:rsid="001ca0a9" officeooo:paragraph-rsid="002d1bd2"/>
    </style:style>
    <style:style style:name="P8" style:family="paragraph" style:parent-style-name="Standard">
      <style:text-properties style:font-name="DejaVu Sans" officeooo:rsid="00204ed7" officeooo:paragraph-rsid="00204ed7"/>
    </style:style>
    <style:style style:name="P9" style:family="paragraph" style:parent-style-name="Standard">
      <style:text-properties style:font-name="DejaVu Sans" officeooo:paragraph-rsid="0021a5a3"/>
    </style:style>
    <style:style style:name="P10" style:family="paragraph" style:parent-style-name="Standard">
      <style:text-properties style:font-name="DejaVu Sans" officeooo:rsid="0021a5a3" officeooo:paragraph-rsid="0021a5a3"/>
    </style:style>
    <style:style style:name="P11" style:family="paragraph" style:parent-style-name="Standard">
      <style:text-properties style:font-name="DejaVu Sans" officeooo:rsid="00256ea4" officeooo:paragraph-rsid="00256ea4"/>
    </style:style>
    <style:style style:name="P12" style:family="paragraph" style:parent-style-name="Standard">
      <style:text-properties officeooo:paragraph-rsid="00256ea4"/>
    </style:style>
    <style:style style:name="P13" style:family="paragraph" style:parent-style-name="Standard">
      <style:text-properties style:font-name="DejaVu Sans" officeooo:rsid="00267980" officeooo:paragraph-rsid="00256ea4"/>
    </style:style>
    <style:style style:name="P14" style:family="paragraph" style:parent-style-name="Standard">
      <style:text-properties style:font-name="DejaVu Sans" officeooo:rsid="00267980" officeooo:paragraph-rsid="00267980"/>
    </style:style>
    <style:style style:name="P15" style:family="paragraph" style:parent-style-name="Standard">
      <style:text-properties officeooo:rsid="00267980" officeooo:paragraph-rsid="00267980"/>
    </style:style>
    <style:style style:name="P16" style:family="paragraph" style:parent-style-name="Standard">
      <style:text-properties style:font-name="DejaVu Sans" officeooo:rsid="002823d7" officeooo:paragraph-rsid="0029e1fe"/>
    </style:style>
    <style:style style:name="P17" style:family="paragraph" style:parent-style-name="Standard">
      <style:text-properties style:font-name="DejaVu Sans" officeooo:rsid="0029e1fe" officeooo:paragraph-rsid="0029e1fe"/>
    </style:style>
    <style:style style:name="T1" style:family="text">
      <style:text-properties officeooo:rsid="001c9668"/>
    </style:style>
    <style:style style:name="T2" style:family="text">
      <style:text-properties officeooo:rsid="00301d70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94947"/>
    </style:style>
    <style:style style:name="T5" style:family="text">
      <style:text-properties officeooo:rsid="00194947"/>
    </style:style>
    <style:style style:name="T6" style:family="text">
      <style:text-properties officeooo:rsid="001a4a70"/>
    </style:style>
    <style:style style:name="T7" style:family="text">
      <style:text-properties style:font-name="DejaVu Sans" officeooo:rsid="001a4a70"/>
    </style:style>
    <style:style style:name="T8" style:family="text">
      <style:text-properties style:font-name="DejaVu Sans" officeooo:rsid="001ca0a9"/>
    </style:style>
    <style:style style:name="T9" style:family="text">
      <style:text-properties officeooo:rsid="001b5336"/>
    </style:style>
    <style:style style:name="T10" style:family="text">
      <style:text-properties officeooo:rsid="001ecfb5"/>
    </style:style>
    <style:style style:name="T11" style:family="text">
      <style:text-properties officeooo:rsid="0021a5a3"/>
    </style:style>
    <style:style style:name="T12" style:family="text">
      <style:text-properties officeooo:rsid="0023989d"/>
    </style:style>
    <style:style style:name="T13" style:family="text">
      <style:text-properties style:font-name="DejaVu Sans" officeooo:rsid="00256ea4"/>
    </style:style>
    <style:style style:name="T14" style:family="text">
      <style:text-properties style:font-name="DejaVu Sans" officeooo:rsid="00267980"/>
    </style:style>
    <style:style style:name="T15" style:family="text">
      <style:text-properties style:font-name="DejaVu Sans" officeooo:rsid="002823d7"/>
    </style:style>
    <style:style style:name="T16" style:family="text">
      <style:text-properties style:font-name="DejaVu Sans" officeooo:rsid="0029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talk est un projet, reunissant un programme qui va nous donner un ID et un autre qui va communiquer avec notre programme de base grace a son ID (<text:span text:style-name="T1">Pi</text:span>D?)</text:p>
      <text:p text:style-name="P1"/>
      <text:p text:style-name="P1">Nous pouvons utiliser plusieurs fonctions :</text:p>
      <text:p text:style-name="P1"/>
      <text:p text:style-name="P1">- write (pour ecrire)</text:p>
      <text:p text:style-name="P1">- ft_printf (afficher du texte mieux formate)</text:p>
      <text:p text:style-name="P1"/>
      <text:p text:style-name="P1">- <text:span text:style-name="T2">signal : &lt;signal.h&gt; void (*signal(int sig, void (*handler)(int)))(int);</text:span></text:p>
      <text:p text:style-name="P1"><text:tab/></text:p>
      <text:p text:style-name="P1">- sigemptyset : &lt;signal.h&gt; int sigemptyset(sigset_t *set);</text:p>
      <text:p text:style-name="P1"><text:tab/>sigset est une variable qui represente un ensemble de signaux</text:p>
      <text:p text:style-name="P1"><text:tab/>Sigemptyset() initialise un ensemble de signaux a un etat vide</text:p>
      <text:p text:style-name="P1"><text:tab/>(sans aucun signal) -&gt; renvoie 0 = succes, -&gt; -1 = echec.</text:p>
      <text:p text:style-name="P1"/>
      <text:p text:style-name="Standard"><text:span text:style-name="T3">- </text:span><text:span text:style-name="T4">sigaddset : &lt;signal.h&gt; int sigaddset(sigset_t *set, int signum);</text:span></text:p>
      <text:p text:style-name="P2"><text:span text:style-name="T5"><text:tab/>Elle permet d’ajouter un signal specifique a un “ensemble”, </text:span><text:span text:style-name="T6">il</text:span></text:p>
      <text:p text:style-name="P2"><text:tab/><text:span text:style-name="T6">permet de gerer les signaux envoyes (par exemple quand quelqu’un</text:span></text:p>
      <text:p text:style-name="P2"><text:tab/><text:span text:style-name="T6">appuie sur des touches en particulier). Cela nous aide a organiser</text:span></text:p>
      <text:p text:style-name="P2"><text:tab/><text:span text:style-name="T6">comment notre programme doit agir selon les differents signaux.</text:span></text:p>
      <text:p text:style-name="P2"/>
      <text:p text:style-name="P3"><text:span text:style-name="T3">- </text:span><text:span text:style-name="T7">sigaction : &lt;signal.h&gt;</text:span></text:p>
      <text:p text:style-name="P4"><text:tab/>Sigaction permet de faire une action. Imaginons, on lui dit “Voila comment <text:tab/>tu dois reagir quand tu recois ce signal specifique”, par exemple si on veut</text:p>
      <text:p text:style-name="P5"><text:tab/>afficher une phrase quand on presse une touche qui par exemple ecrit :</text:p>
      <text:p text:style-name="P6"><text:span text:style-name="T3"><text:s/><text:tab/>“Vous avez arrete le programme”. </text:span><text:span text:style-name="T8">(Il a le pid du programme qui envoie le </text:span></text:p>
      <text:p text:style-name="P7"><text:tab/>signal)</text:p>
      <text:p text:style-name="P2"/>
      <text:p text:style-name="P2">- <text:span text:style-name="T9">kill : &lt;</text:span><text:span text:style-name="T1">signal.h&gt; int kill(pid_t pid, int sig);</text:span></text:p>
      <text:p text:style-name="P2"><text:tab/><text:span text:style-name="T10">elle est utilisee entre autre pour ‘tuer’ un processus.</text:span></text:p>
      <text:p text:style-name="P2"/>
      <text:p text:style-name="P8">- getpid : &lt;unistd.h&gt; pid_t getpid(void);</text:p>
      <text:p text:style-name="P8"><text:tab/>Getpid renvoie l’identifiant du processus qu’elle appelle</text:p>
      <text:p text:style-name="P2"/>
      <text:p text:style-name="P9">- <text:span text:style-name="T11">malloc : &lt;</text:span><text:span text:style-name="T12">stdlib.h&gt;</text:span></text:p>
      <text:p text:style-name="P10"><text:tab/>alloue de la memoire /dynamiquement.</text:p>
      <text:p text:style-name="P2"/>
      <text:p text:style-name="P9">- <text:span text:style-name="T11">free : &lt;</text:span><text:span text:style-name="T12">stdlib.h&gt;</text:span></text:p>
      <text:p text:style-name="P10"><text:tab/>libere la memoire allouee par malloc.</text:p>
      <text:p text:style-name="P9"/>
      <text:p text:style-name="P11">- pause : &lt;unistd.h&gt; int pause(void)</text:p>
      <text:p text:style-name="P11"><text:tab/>‘pause’ suspend le processus, jusqu’a recevoir un nouveau signal et</text:p>
      <text:p text:style-name="P11"><text:tab/>qu’il soit gere. (Le processus reste suspendu dans le cas contraire).</text:p>
      <text:p text:style-name="P11"><text:tab/>Elle retourne toujours (-1)</text:p>
      <text:p text:style-name="P12"><text:span text:style-name="T13"/></text:p>
      <text:p text:style-name="P12"><text:span text:style-name="T13">- </text:span><text:span text:style-name="T14">sleep : &lt;unistd.h&gt; unsigned int sleep(unsigned int seconds);</text:span></text:p>
      <text:p text:style-name="P13"><text:tab/>Sleep, met en ‘pause’ le programme pendant le nombre de secondes <text:tab/>definis ou jusqu’a qu’un signal soit recu.</text:p>
      <text:p text:style-name="P13"><text:soft-page-break/><text:tab/>Elle renvoie (0) si le delai a totalement expire, ou le (nombre de secondes)</text:p>
      <text:p text:style-name="P13"><text:tab/>s’il a ete interrompu entre temps.</text:p>
      <text:p text:style-name="P12"><text:span text:style-name="T14"/></text:p>
      <text:p text:style-name="P14">- usleep : &lt;unistd.h&gt; int usleep(useconds_t usec);</text:p>
      <text:p text:style-name="P15"><text:span text:style-name="T3"><text:tab/></text:span><text:span text:style-name="T15">Plus ou moins similaire a ‘sleep’ mais avec des microsecondes.</text:span></text:p>
      <text:p text:style-name="P16"><text:tab/>Elle renvoie (0) en cas de succes et (-1) en cas d’erreur (au lieu de renvoyer</text:p>
      <text:p text:style-name="P16"><text:tab/>le nombres de microsecondes restantes.).</text:p>
      <text:p text:style-name="P15"><text:span text:style-name="T15"/></text:p>
      <text:p text:style-name="P15"><text:span text:style-name="T15">- </text:span><text:span text:style-name="T16">exit : &lt;stdlib.h&gt; void exit(int status);</text:span></text:p>
      <text:p text:style-name="P17"><text:tab/>elle permet d’arreter le processus et de tout fermer correctement. Elle</text:p>
      <text:p text:style-name="P17"><text:tab/>renvoie (0) en cas de reussite elle renvoie une valeur differente en </text:p>
      <text:p text:style-name="P17"><text:tab/>cas d’erreur.</text:p>
      <text:p text:style-name="P12"><text:span text:style-name="T13"/></text:p>
      <text:p text:style-name="P12"><text:span text:style-name="T13"/></text:p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1-23T18:27:02.388029301</dc:date>
    <meta:editing-duration>PT1H59S</meta:editing-duration>
    <meta:editing-cycles>15</meta:editing-cycles>
    <meta:document-statistic meta:table-count="0" meta:image-count="0" meta:object-count="0" meta:page-count="2" meta:paragraph-count="45" meta:word-count="399" meta:character-count="2470" meta:non-whitespace-character-count="2080"/>
  </office:meta>
</office:document-meta>
</file>